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515008431266987589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lazer 15K in 1:22:23 on the Ernst Trail in Meadville PA. </text:p>
      <text:p text:style-name="P7">Average pace: 8:50/mile <text:s text:c="2"/></text:p>
      <text:p text:style-name="P7">Mile splits: <text:s/>8:57, 8:51, 8:47, 8:49, 8:41, 8:48, 9:07, 9:00, 8:48</text:p>
      <text:p text:style-name="P7"/>
      <text:p text:style-name="P7">Mon July 15, 2019 <text:span text:style-name="T1">4 miles</text:span> </text:p>
      <text:p text:style-name="P7">I ran on the high school track with our running group.</text:p>
      <text:p text:style-name="P7"><text:span text:style-name="T1">Warmup:</text:span> <text:s/>1.25 miles at various paces and rest a few minutes</text:p>
      <text:p text:style-name="P8">Run:<text:span text:style-name="T2"> 1 x 200m, 2 x 400, 1 x 1600m, 1 x 200m,</text:span></text:p>
      <text:p text:style-name="P7">Times: 56s, 2:03, 1:59, 8:00 (splits: 2:06, 2:04, 2:00, 2:00), 56s</text:p>
      <text:p text:style-name="P7">We jogged 200m after the first and last runs and 400m after all the others.</text:p>
      <text:p text:style-name="P7"/>
      <text:p text:style-name="P7">Tues July 16, 2019 <text:span text:style-name="T1">4 miles</text:span> <text:s/></text:p>
      <text:p text:style-name="P7">I walked and ran 4 miles on hilly roads and averaged 11:38/mile. <text:s/>I walked about 1:00 at the beginning of each ½ mile for a total of about 8 minutes of walking.</text:p>
      <text:p text:style-name="P7"/>
      <text:p text:style-name="P7">Wed July 17, 2019 <text:span text:style-name="T1">3 miles</text:span> </text:p>
      <text:p text:style-name="P7">I ran 3 miles with our running group on the high school track.</text:p>
      <text:p text:style-name="P7">This run included 1 x 200m and 4 x 400m. <text:s/></text:p>
      <text:p text:style-name="P5"><text:span text:style-name="T5">Times: 55s for the 200m and 1:55, 1:55, 1:52 and 1:52 for the 400'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7T19:22:40.98</dc:date>
    <dc:creator>James  Lombardi</dc:creator>
    <meta:editing-duration>PT7H42M15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11" meta:paragraph-count="281" meta:word-count="3014" meta:character-count="15043"/>
  </office:meta>
</office:document-meta>
</file>